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ristopher Almajose</text:p>
      <text:p text:style-name="P3">PID: <text:tab/><text:tab/>A10463176</text:p>
      <text:p text:style-name="P3">Course:<text:tab/>CSE 190 </text:p>
      <text:p text:style-name="P3">Data Mining and Predictive Analytics</text:p>
      <text:p text:style-name="P2"/>
      <text:p text:style-name="P5">Tasks</text:p>
      <text:p text:style-name="P1"/>
      <text:p text:style-name="P1">1.</text:p>
      <text:p text:style-name="P4"><text:tab/>Average Rating: <text:tab/>3.60335</text:p>
      <text:p text:style-name="P4"><text:tab/>MSE:<text:tab/><text:tab/><text:tab/>2.6178318</text:p>
      <text:p text:style-name="P1">2.</text:p>
      <text:p text:style-name="P4"><text:tab/>BIAS for item - I102776733: 0.07587765463205999</text:p>
      <text:p text:style-name="P4"><text:tab/>BIAS for User - U566105319: -1.2650901977798221</text:p>
      <text:p text:style-name="P4"><text:tab/>MSE: 2.193832537958417</text:p>
      <text:p text:style-name="P1">3.</text:p>
      <text:p text:style-name="P1">a) </text:p>
      <text:p text:style-name="P4"><text:tab/>INTERSECT LENGTH: 3</text:p>
      <text:p text:style-name="P7"><text:span text:style-name="T1"><text:tab/>UNION LENGTH: 4</text:span></text:p>
      <text:p text:style-name="P7"><text:span text:style-name="T1"><text:tab/>Jaccard Similarity: 0.75</text:span></text:p>
      <text:p text:style-name="P1">b)</text:p>
      <text:p text:style-name="P4"><text:tab/>Highest Jaccard Similarity: 1.0</text:p>
      <text:p text:style-name="P6"><text:tab/>Users Related: </text:p>
      <text:p text:style-name="P7"><text:span text:style-name="T1"><text:tab/>['U687939146', 'U300899166', 'U387971231', </text:span></text:p>
      <text:p text:style-name="P7"><text:span text:style-name="T1"><text:tab/>'U296575297', 'U359587607', 'U096951499']</text:span></text:p>
      <text:p text:style-name="P1">4.</text:p>
      <text:p text:style-name="P1">a)</text:p>
      <text:p text:style-name="P4"><text:tab/>AVERAGE RATE (alpha): 0.546807616186522</text:p>
      <text:p text:style-name="P1">b)</text:p>
      <text:p text:style-name="P4"><text:tab/>MSE: 75.85699151622762</text:p>
      <text:p text:style-name="P7"><text:span text:style-name="T1"><text:tab/>AE : 18336.62485416196</text:span></text:p>
      <text:p text:style-name="P1">c)</text:p>
      <text:p text:style-name="P4"><text:tab/>Alpha: 0.346450335061</text:p>
      <text:p text:style-name="P6"><text:tab/>B_1: 4.83715127603e-05</text:p>
      <text:p text:style-name="P7"><text:span text:style-name="T1"><text:tab/>B_2: 0.0439671331007</text:span></text:p>
      <text:p text:style-name="P1">d)</text:p>
      <text:p text:style-name="P4"><text:tab/>MSE: 71.9106431233</text:p>
      <text:p text:style-name="P7"><text:span text:style-name="T1"><text:tab/>AE: 8156.1618498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Almajose</meta:initial-creator>
    <meta:creation-date>2015-05-12T04:29:09.33</meta:creation-date>
    <dc:date>2015-05-12T10:38:42.80</dc:date>
    <dc:creator>Christopher Almajose</dc:creator>
    <meta:editing-duration>PT6H9M27S</meta:editing-duration>
    <meta:editing-cycles>15</meta:editing-cycles>
    <meta:generator>OpenOffice/4.0.0$Win32 OpenOffice.org_project/400m3$Build-9702</meta:generator>
    <meta:document-statistic meta:table-count="0" meta:image-count="0" meta:object-count="0" meta:page-count="1" meta:paragraph-count="35" meta:word-count="82" meta:character-count="659"/>
  </office:meta>
</office:document-meta>
</file>